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19"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0"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1"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2"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3"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4"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5"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6"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27"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28"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text-indent="-0.0118in" style:auto-text-indent="false">
        <style:tab-stops/>
      </style:paragraph-properties>
      <style:text-properties style:font-name="Lucida Sans Typewriter" fo:font-size="13pt" fo:font-weight="bold" style:font-size-asian="13pt" style:font-weight-asian="bold" style:font-size-complex="13pt" style:font-weight-complex="bold"/>
    </style:style>
    <style:style style:name="P30" style:family="paragraph" style:parent-style-name="Standard">
      <style:text-properties style:font-name="Lucida Sans Typewriter" fo:font-size="24pt" fo:font-weight="bold" style:font-size-asian="24pt" style:font-weight-asian="bold" style:font-size-complex="24pt" style:font-weight-complex="bold"/>
    </style:style>
    <style:style style:name="P31"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4"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5" style:family="paragraph" style:parent-style-name="Standard">
      <style:paragraph-properties fo:margin-left="0in" fo:margin-right="0in" fo:text-indent="2.423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text-indent="0.4063in" style:auto-text-indent="false"/>
    </style:style>
    <style:style style:name="P43"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Lucida Sans Typewriter"/>
    </style:style>
    <style:style style:name="T18" style:family="text">
      <style:text-properties style:font-name="Lucida Sans Typewriter" fo:font-size="10pt" style:font-size-asian="10pt" style:font-size-complex="10pt"/>
    </style:style>
    <text:list-style style:name="L1">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text:list-style style:name="L2">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rlo Sciolla<text:tab/><text:tab/><text:tab/><text:tab/><text:tab/><text:tab/>CV2010</text:p>
      <text:p text:style-name="P1"><draw:line text:anchor-type="paragraph" draw:z-index="3" draw:style-name="gr1" draw:text-style-name="P43" svg:x1="0.0055in" svg:y1="0.0272in" svg:x2="6.6827in" svg:y2="0.0272in"><text:p/></draw:line></text:p>
      <text:p text:style-name="P18">Date of birth:<text:tab/><text:tab/>September 12<text:span text:style-name="T8">th</text:span>, 1981, Iglesias(CI) ITALY</text:p>
      <text:p text:style-name="P18"/>
      <text:p text:style-name="P18">Gender:<text:tab/><text:tab/><text:tab/>Male</text:p>
      <text:p text:style-name="P18"/>
      <text:p text:style-name="P18">Home address:<text:tab/><text:tab/>Piet Gijzenbrugstraat, 1059XE Amsterdam, The <text:tab/><text:tab/><text:tab/><text:tab/><text:tab/><text:tab/>Netherlands</text:p>
      <text:p text:style-name="P18"/>
      <text:p text:style-name="P18">Mobile:<text:tab/><text:tab/><text:tab/>+31 6 21205911</text:p>
      <text:p text:style-name="P18"><text:tab/><text:tab/><text:tab/><text:tab/><text:tab/>+39 338 1608143</text:p>
      <text:p text:style-name="P18"/>
      <text:p text:style-name="P21"><text:span text:style-name="T1">e-mail:<text:tab/><text:tab/><text:tab/></text:span><text:a xlink:type="simple" xlink:href="mailto:carlo.sciolla@gmail.com"><text:span text:style-name="T1">carlo.sciolla@gmail.com</text:span></text:a></text:p>
      <text:p text:style-name="P18"/>
      <text:p text:style-name="P42"><text:span text:style-name="T18">Homepage:<text:tab/><text:tab/><text:tab/></text:span><text:a xlink:type="simple" xlink:href="http://www.skuro.tk/"><text:span text:style-name="T18">http://www.skuro.tk/</text:span></text:a></text:p>
      <text:p text:style-name="P21"/>
      <text:p text:style-name="P20">LinkedIn profile:<text:tab/><text:tab/><text:a xlink:type="simple" xlink:href="http://www.linkedin.com/in/carlosciolla">http://www.linkedin.com/in/carlosciolla</text:a></text:p>
      <text:p text:style-name="P22"/>
      <text:p text:style-name="P16"/>
      <text:p text:style-name="P4">Technical expertise</text:p>
      <text:p text:style-name="P2"><draw:line text:anchor-type="paragraph" draw:z-index="5" draw:style-name="gr1" draw:text-style-name="P43" svg:x1="0.0055in" svg:y1="0.0272in" svg:x2="6.6827in" svg:y2="0.0272in"><text:p/></draw:line></text:p>
      <text:p text:style-name="P36">I'm a flexible and committed architect and developer and a fond OpenSource passionate. I am an enthusiastic team player and strive to contribute or endorse best practices, standards compliant approaches and OpenSource solutions wherever possible.</text:p>
      <text:p text:style-name="P8"/>
      <text:p text:style-name="P8"><text:tab/>Programming languages:</text:p>
      <text:p text:style-name="P8"/>
      <text:list xml:id="list975250131" text:style-name="L1">
        <text:list-item>
          <text:p text:style-name="P39">Java<text:tab/>(J2ME, J2EE, Struts, Hivemind, Hibernate, ...)</text:p>
        </text:list-item>
        <text:list-item>
          <text:p text:style-name="P39">C/C++</text:p>
        </text:list-item>
        <text:list-item>
          <text:p text:style-name="P39">C/C++<text:tab/></text:p>
        </text:list-item>
        <text:list-item>
          <text:p text:style-name="P39">SQL<text:tab/></text:p>
        </text:list-item>
        <text:list-item>
          <text:p text:style-name="P39">PHP</text:p>
        </text:list-item>
        <text:list-item>
          <text:p text:style-name="P39">OpenLaszlo<text:tab/></text:p>
        </text:list-item>
        <text:list-item>
          <text:p text:style-name="P39">XHTML/XML</text:p>
        </text:list-item>
        <text:list-item>
          <text:p text:style-name="P39">Javascript/CSS/DOM</text:p>
        </text:list-item>
        <text:list-item>
          <text:p text:style-name="P39">Bash</text:p>
        </text:list-item>
      </text:list>
      <text:p text:style-name="P13"/>
      <text:p text:style-name="P13"/>
      <text:p text:style-name="P8"><text:tab/>Various, unordered proficiencies and expertise:</text:p>
      <text:p text:style-name="P13"/>
      <text:list xml:id="list797012155" text:style-name="L2">
        <text:list-item>
          <text:p text:style-name="P40">Eclipse IDE</text:p>
        </text:list-item>
        <text:list-item>
          <text:p text:style-name="P40">Jboss AS</text:p>
        </text:list-item>
        <text:list-item>
          <text:p text:style-name="P40">Maven2</text:p>
        </text:list-item>
      </text:list>
      <text:list xml:id="list891458988" text:continue-list="list975250131" text:style-name="L1">
        <text:list-item text:start-value="1">
          <text:p text:style-name="P39">Various versioning systems (CVS, SVN, BZR, ...)</text:p>
        </text:list-item>
        <text:list-item>
          <text:p text:style-name="P39">Collaboration tools such as Jira, SourceForge, Trac, ...</text:p>
        </text:list-item>
      </text:list>
      <text:list xml:id="list620543727" text:continue-list="list797012155" text:style-name="L2">
        <text:list-item text:start-value="1">
          <text:p text:style-name="P40">gcc/gdb<text:tab/></text:p>
        </text:list-item>
        <text:list-item>
          <text:p text:style-name="P40">vim/kate/GNUmake</text:p>
        </text:list-item>
        <text:list-item>
          <text:p text:style-name="P40">Apache Tomcat</text:p>
        </text:list-item>
        <text:list-item>
          <text:p text:style-name="P40">Design Patterns</text:p>
        </text:list-item>
        <text:list-item>
          <text:p text:style-name="P40">UML</text:p>
        </text:list-item>
        <text:list-item>
          <text:p text:style-name="P40">TCP/IP networks</text:p>
        </text:list-item>
        <text:list-item>
          <text:p text:style-name="P40">SOAP/SwAttachments</text:p>
        </text:list-item>
      </text:list>
      <text:p text:style-name="P13"/>
      <text:p text:style-name="P13"/>
      <text:p text:style-name="P13"/>
      <text:p text:style-name="P13"/>
      <text:p text:style-name="P13"/>
      <text:p text:style-name="P13"/>
      <text:p text:style-name="P13"/>
      <text:p text:style-name="P29"><text:soft-page-break/>Work Experience</text:p>
      <text:p text:style-name="P1"><draw:line text:anchor-type="paragraph" draw:z-index="0" draw:style-name="gr1" draw:text-style-name="P43" svg:x1="0.0055in" svg:y1="0.0272in" svg:x2="6.6827in" svg:y2="0.0272in"><text:p/></draw:line></text:p>
      <text:p text:style-name="P10"><text:tab/></text:p>
      <text:p text:style-name="P17"><text:span text:style-name="T5"><text:tab/>Nov 2008 → present<text:tab/></text:span><text:span text:style-name="T6">SourceSense NL</text:span></text:p>
      <text:p text:style-name="P9"/>
      <text:p text:style-name="P7"><text:tab/><text:tab/><text:tab/><text:tab/><text:tab/>Senior Software Engineer</text:p>
      <text:p text:style-name="P7"/>
      <text:p text:style-name="P37"><text:span text:style-name="T14">Job description</text:span><text:span text:style-name="T13">: Integrate Alfresco ECM and Pentaho BI platforms in highly structured ICT solutions for several Dutch municipalities and companies, while pioneering and consolidating application lifecycle management practices on top of the Maven2 framework.</text:span></text:p>
      <text:p text:style-name="P41">Offer consultancy and guidelines for OpenSource governance in software development within public and private organizations.</text:p>
      <text:p text:style-name="P7"/>
      <text:p text:style-name="P33"><text:span text:style-name="T14">Key technologies/frameworks</text:span><text:span text:style-name="T13">: Alfresco ECM Enterprise, Pentaho BI, Spring, Maven2, Clojure, Tomcat, Apache HTTPD, Jboss AS</text:span></text:p>
      <text:p text:style-name="P33"><text:a xlink:type="simple" xlink:href="http://www.reply.it/"><text:span text:style-name="T5"/></text:a></text:p>
      <text:p text:style-name="P33"><text:a xlink:type="simple" xlink:href="http://www.sourcesense.com/"><text:span text:style-name="T13">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1"><text:span text:style-name="T14">Job description</text:span><text:span text:style-name="T13">: Vodafone GSP provides services and develops solutions for all the national Vodafone operators worldwide.</text:span></text:p>
      <text:p text:style-name="P32">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4">Key technologies/frameworks</text:span><text:span text:style-name="T13">: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3">http://www.reply.it</text:span></text:a></text:p>
      <text:p text:style-name="P10"/>
      <text:p text:style-name="P10"/>
      <text:p text:style-name="P17"><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2">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2">Key technologies</text:span>: network design, TCP/IP network <text:tab/><text:tab/><text:tab/><text:tab/><text:tab/>stack, OpenSSH, Netfilter packet filtering</text:p>
      <text:p text:style-name="P12"><text:soft-page-break/></text:p>
      <text:p text:style-name="P12"><text:tab/><text:tab/><text:tab/><text:tab/><text:tab/><text:a xlink:type="simple" xlink:href="http://www.pegasolavoro.it/">http://www.pegasolavoro.it</text:a></text:p>
      <text:p text:style-name="P11"/>
      <text:p text:style-name="P23">Jun 2003 → Dec 2004<text:tab/><text:span text:style-name="T9">Epik </text:span></text:p>
      <text:p text:style-name="P19"/>
      <text:p text:style-name="P25">Linux Architect and Web Developer</text:p>
      <text:p text:style-name="P24"/>
      <text:p text:style-name="P24"><text:span text:style-name="T15">Job description</text:span><text:span text:style-name="T16">: BlackBox was</text:span> a concept for a GNU/Linux based Network set-top box with firewall and mail server capabilities with a web-based administration front end. </text:p>
      <text:p text:style-name="P24">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4">Being a headless device, I developed a web based configuration framework on top of the LAMP platform. </text:p>
      <text:p text:style-name="P24"/>
      <text:p text:style-name="P24"><text:span text:style-name="T12">Key technologies</text:span>: Debian GNU/Linux, Netfilter packet filtering, Bash scripting, PHPv4, MySQLv4</text:p>
      <text:p text:style-name="P24"/>
      <text:p text:style-name="P24"><text:a xlink:type="simple" xlink:href="http://www.epik.it/">http://www.epik.it</text:a></text:p>
      <text:p text:style-name="P24"/>
      <text:p text:style-name="P24"/>
      <text:p text:style-name="P4">Education</text:p>
      <text:p text:style-name="P3"><draw:line text:anchor-type="paragraph" draw:z-index="1" draw:style-name="gr1" draw:text-style-name="P43" svg:x1="0.0055in" svg:y1="0.0272in" svg:x2="6.6827in" svg:y2="0.0272in"><text:p/></draw:line></text:p>
      <text:p text:style-name="P16"><text:tab/>2007 <text:span text:style-name="T9">University of Pisa </text:span>Master of Science in Computer Engineering </text:p>
      <text:p text:style-name="P26">(Percentage scored: 93%)</text:p>
      <text:p text:style-name="P27"><text:span text:style-name="T2">Final dissertation titled “A </text:span>SOAPw/Attachment <text:tab/><text:tab/>file transfer protocol for a replication <text:tab/><text:tab/>and consistency service in a GRID <text:tab/><text:tab/><text:tab/><text:tab/>environment<text:span text:style-name="T2">”</text:span></text:p>
      <text:p text:style-name="P3"/>
      <text:p text:style-name="P3"><text:tab/><text:span text:style-name="T2">2004 </text:span><text:span text:style-name="T4">University of Pisa </text:span><text:span text:style-name="T2">Bachelor degree in Computer Engineering </text:span></text:p>
      <text:p text:style-name="P35">(Percentage scored: 89%)</text:p>
      <text:p text:style-name="P34">Final dissertation titled “Linux, web and packet <text:tab/><text:tab/>filtering: developing a web frontend to iptables” </text:p>
      <text:p text:style-name="P26"/>
      <text:p text:style-name="P13"/>
      <text:p text:style-name="P5">Other studies</text:p>
      <text:p text:style-name="P5"><draw:line text:anchor-type="paragraph" draw:z-index="2" draw:style-name="gr1" draw:text-style-name="P43" svg:x1="0.0055in" svg:y1="0.0272in" svg:x2="6.6827in" svg:y2="0.0272in"><text:p/></draw:line></text:p>
      <text:p text:style-name="P5"><text:tab/><text:span text:style-name="T2">2008<text:tab/>Advanced English course at Shenker Institute of English</text:span></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3" svg:x1="0.0055in" svg:y1="0.2201in" svg:x2="6.6827in" svg:y2="0.2201in"><text:p/></draw:line>Hobbies and interests</text:p>
      <text:p text:style-name="P14"/>
      <text:p text:style-name="P28">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6-05-30T10:09:42</meta:creation-date>
    <dc:date>2010-04-27T10:00:44</dc:date>
    <meta:print-date>2006-05-30T13:11:56</meta:print-date>
    <dc:language>it-IT</dc:language>
    <meta:editing-cycles>54</meta:editing-cycles>
    <meta:editing-duration>PT15H52M28S</meta:editing-duration>
    <meta:document-statistic meta:table-count="0" meta:image-count="0" meta:object-count="0" meta:page-count="3" meta:paragraph-count="76" meta:word-count="649" meta:character-count="4728"/>
    <dc:creator>Carlo Sciolla</dc:creator>
    <meta:user-defined meta:name="Info 1"/>
    <meta:user-defined meta:name="Info 2"/>
    <meta:user-defined meta:name="Info 3"/>
    <meta:user-defined meta:name="Info 4"/>
  </office:meta>
</office:document-meta>
</file>